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.18" calcext:value-type="float">
            <text:p>99.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bs-lisp-evaluate-bool.adb</text:p>
          </table:table-cell>
          <table:table-cell/>
          <table:table-cell table:formula="of:=ROUND([.B3]*[.A3]/100; 0)" office:value-type="float" office:value="121" calcext:value-type="float">
            <text:p>121</text:p>
          </table:table-cell>
          <table:table-cell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  <table:table-cell/>
          <table:table-cell table:formula="of:=ROUND([.B4]*[.A4]/100; 0)" office:value-type="float" office:value="98" calcext:value-type="float">
            <text:p>98</text:p>
          </table:table-cell>
          <table:table-cell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1" calcext:value-type="float">
            <text:p>141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.86" calcext:value-type="float">
            <text:p>80.8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69" calcext:value-type="float">
            <text:p>169</text:p>
          </table:table-cell>
          <table:table-cell table:formula="of:=[.B6]-[.E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20" calcext:value-type="float">
            <text:p>20</text:p>
          </table:table-cell>
          <table:table-cell table:formula="of:=[.B8]-[.E8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4" calcext:value-type="float">
            <text:p>114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  <table:table-cell/>
          <table:table-cell table:formula="of:=ROUND([.B10]*[.A10]/100; 0)" office:value-type="float" office:value="57" calcext:value-type="float">
            <text:p>57</text:p>
          </table:table-cell>
          <table:table-cell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  <table:table-cell/>
          <table:table-cell table:formula="of:=ROUND([.B13]*[.A13]/100; 0)" office:value-type="float" office:value="164" calcext:value-type="float">
            <text:p>164</text:p>
          </table:table-cell>
          <table:table-cell table:formula="of:=[.B13]-[.E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21" calcext:value-type="float">
            <text:p>221</text:p>
          </table:table-cell>
          <table:table-cell table:formula="of:=[.B14]-[.E14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79" calcext:value-type="float">
            <text:p>179</text:p>
          </table:table-cell>
          <table:table-cell table:formula="of:=[.B15]-[.E15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1" calcext:value-type="float">
            <text:p>131</text:p>
          </table:table-cell>
          <table:table-cell table:formula="of:=[.B16]-[.E1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5" calcext:value-type="float">
            <text:p>85</text:p>
          </table:table-cell>
          <table:table-cell table:formula="of:=[.B17]-[.E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97" calcext:value-type="float">
            <text:p>97</text:p>
          </table:table-cell>
          <table:table-cell table:formula="of:=[.B18]-[.E1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9.43" calcext:value-type="float">
            <text:p>69.4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18" calcext:value-type="float">
            <text:p>218</text:p>
          </table:table-cell>
          <table:table-cell table:formula="of:=[.B19]-[.E19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stack.ads</text:p>
          </table:table-cell>
          <table:table-cell/>
          <table:table-cell table:formula="of:=ROUND([.B20]*[.A20]/100; 0)" office:value-type="float" office:value="3" calcext:value-type="float">
            <text:p>3</text:p>
          </table:table-cell>
          <table:table-cell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4" calcext:value-type="float">
            <text:p>94</text:p>
          </table:table-cell>
          <table:table-cell table:formula="of:=[.B21]-[.E21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40" calcext:value-type="float">
            <text:p>140</text:p>
          </table:table-cell>
          <table:table-cell table:formula="of:=[.B22]-[.E2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0" calcext:value-type="float">
            <text:p>70</text:p>
          </table:table-cell>
          <table:table-cell table:formula="of:=[.B23]-[.E23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  <table:table-cell/>
          <table:table-cell table:formula="of:=ROUND([.B24]*[.A24]/100; 0)" office:value-type="float" office:value="4" calcext:value-type="float">
            <text:p>4</text:p>
          </table:table-cell>
          <table:table-cell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.68" calcext:value-type="float">
            <text:p>64.68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26" calcext:value-type="float">
            <text:p>326</text:p>
          </table:table-cell>
          <table:table-cell table:formula="of:=[.B25]-[.E25]" office:value-type="float" office:value="178" calcext:value-type="float">
            <text:p>17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  <table:table-cell/>
          <table:table-cell table:formula="of:=ROUND([.B26]*[.A26]/100; 0)" office:value-type="float" office:value="5" calcext:value-type="float">
            <text:p>5</text:p>
          </table:table-cell>
          <table:table-cell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  <table:table-cell/>
          <table:table-cell table:formula="of:=ROUND([.B27]*[.A27]/100; 0)" office:value-type="float" office:value="3" calcext:value-type="float">
            <text:p>3</text:p>
          </table:table-cell>
          <table:table-cell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5.66" calcext:value-type="float">
            <text:p>75.66</text:p>
          </table:table-cell>
          <table:table-cell table:formula="of:=SUM([.B2:.B27])" office:value-type="float" office:value="3673" calcext:value-type="float">
            <text:p>3673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779" calcext:value-type="float">
            <text:p>2779</text:p>
          </table:table-cell>
          <table:table-cell table:formula="of:=[.B29]-[.E29]" office:value-type="float" office:value="894" calcext:value-type="float">
            <text:p>894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4:08:29.102019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2T14:13:04.997279369</dc:date>
    <dc:creator>Brent Seidel</dc:creator>
    <meta:editing-duration>PT8H51M43S</meta:editing-duration>
    <meta:editing-cycles>11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